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Рассказ</text:p>
          </draw:text-box>
        </draw:frame>
        <draw:frame presentation:style-name="pr2" draw:text-style-name="P1" draw:layer="layout" svg:width="25.199cm" svg:height="10.2cm" svg:x="1.217cm" svg:y="8.088cm" presentation:class="subtitle" presentation:user-transformed="true">
          <draw:text-box>
            <text:p><text:span text:style-name="T1">О моем решении кокурса по текстовому ранжированию</text:span></text:p>
            <text:p><text:span text:style-name="T1">Вахрушев Вадим</text:span></text:p>
            <text:p><text:span text:style-name="T1"/></text:p>
            <text:p><text:span text:style-name="T1"><text:tab/>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арсинг и исправление запрос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спользовал pymorphy, отделил тайтлы от текстов, для разделения тайтлов и текстов в распаршенных файлах использовал специальное стоп-слово</text:p>
              </text:list-item>
              <text:list-item>
                <text:p>Для исправления запросов использовал опенсорсный яндекс спеллчекер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Модель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Были составлены две спарс матрицы: для заголовков и для текстов</text:p>
              </text:list-item>
              <text:list-item>
                <text:p>Для ранжирования использовал алгоритм BM-25</text:p>
              </text:list-item>
              <text:list-item>
                <text:p>Нормализовал слова из запроса с помощью pymorphy, убрал стоп-слова, просуммировал bm25 меры для слов из запроса, которые встречаются в заголовках и текстах соответствующей группы, взял топ 10 результат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Экспери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ыло проведено несколько экспериментов:</text:p>
              </text:list-item>
              <text:list-item>
                <text:p>Сначала я решил использовать модель word2vec для поиска схожих по смыслу слов. Построил по всему корпусу документов словарь и для каждого запроса(целиком) искал схожие по смыслу слова в документах. Пришел в итоге к тому, что лучше всего <text:s/>брать из синонимов только существительные. На публичной выборке скор немного поднялся(на скрытой тоже относительно чистого бм25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Поисковое поле эксперимент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Также пробовал использовать при парсинге вместо лемматизаци стемминг. Результаты были удручающими…</text:p>
              </text:list-item>
              <text:list-item>
                <text:p>Была попытка перейти к биграммам, вычислив матрицу биграмм отдельно для каждой группы. К сожалению, и это не принесло результатов</text:p>
              </text:list-item>
              <text:list-item>
                <text:p>Также пробовал перейти от Word2Vec к Doc2Vec, но это тоже не улучшило скор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Неожиданный финал и размышления</text:p>
          </draw:text-box>
        </draw:frame>
        <draw:frame presentation:style-name="pr5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Попробовав все свои идеи и выбив неплохой скор на паблике, я решил, что модель хорошая </text:p>
              </text:list-item>
              <text:list-item>
                <text:p>Можно сделать вывод, что всегда необходимо тщательно изучать датасет и не бояться эксперементирова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3" draw:layer="layout" svg:width="19.999cm" svg:height="3.506cm" svg:x="4.639cm" svg:y="8.636cm" presentation:class="title" presentation:user-transformed="true">
          <draw:text-box>
            <text:p><text:span text:style-name="T2">Желаю всем новых свершений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00:09:32.903698973</meta:creation-date>
    <meta:editing-duration>PT14H11M11S</meta:editing-duration>
    <meta:editing-cycles>10</meta:editing-cycles>
    <meta:generator>LibreOffice/6.0.7.3$Linux_X86_64 LibreOffice_project/00m0$Build-3</meta:generator>
    <dc:title>Blueprint Plans</dc:title>
    <dc:date>2020-05-26T20:04:32.083025774</dc:date>
    <meta:document-statistic meta:object-count="60"/>
  </office:meta>
</office:document-meta>
</file>